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e8b" officeooo:paragraph-rsid="000d6e8b"/>
    </style:style>
    <style:style style:name="P2" style:family="paragraph" style:parent-style-name="Standard">
      <style:paragraph-properties fo:text-align="start" style:justify-single-word="false"/>
      <style:text-properties officeooo:rsid="000d6e8b" officeooo:paragraph-rsid="000d6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3</text:p>
      <text:p text:style-name="P1"/>
      <text:p text:style-name="P2"><text:tab/>Durant cet séance, j’ai commencé par terminer les 1ère version des codes permettant à l’écran d’afficher les options suivantes :</text:p>
      <text:p text:style-name="P2"><text:tab/>-chronomètre</text:p>
      <text:p text:style-name="P2"><text:tab/>-altitude</text:p>
      <text:p text:style-name="P2"><text:tab/>-alarmes</text:p>
      <text:p text:style-name="P2"><text:tab/>-bip de recherche.</text:p>
      <text:p text:style-name="P2">Bien sur, les codes sont disponibles dans le dossier TP3.</text:p>
      <text:p text:style-name="P2"/>
      <text:p text:style-name="P2">Ensuite, afin d’effectuer la présentation, et comme notre écran ni notre carte esp32 sont arrivés, nous avons récupéré de manière provisoire un écran et un carte esp32.</text:p>
      <text:p text:style-name="P2"/>
      <text:p text:style-name="P2">La fin de la séance a consisté à trouver les références de l’écran, installer les bibliothèques afin de faire fonctionner l’écran. J’ai aussi regardé comment fonctionner cet carte là, afin de pouvoir brancher l’écran dessus.</text:p>
      <text:p text:style-name="P2"/>
      <text:p text:style-name="P2">Pour finir, j’ai recherché dans les programmes test, celui capable de tester notre écran. (cela se terminera pendant la semaine.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4T09:19:01.341000000</meta:creation-date>
    <dc:date>2024-01-14T09:25:31.037000000</dc:date>
    <meta:editing-duration>PT6M30S</meta:editing-duration>
    <meta:editing-cycles>1</meta:editing-cycles>
    <meta:document-statistic meta:table-count="0" meta:image-count="0" meta:object-count="0" meta:page-count="1" meta:paragraph-count="10" meta:word-count="119" meta:character-count="761" meta:non-whitespace-character-count="647"/>
    <meta:generator>LibreOffice/7.4.0.3$Windows_X86_64 LibreOffice_project/f85e47c08ddd19c015c0114a68350214f7066f5a</meta:generator>
  </office:meta>
</office:document-meta>
</file>